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35in"/>
    </style:style>
    <style:style style:name="co2" style:family="table-column">
      <style:table-column-properties fo:break-before="auto" style:column-width="1.0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6.8291in"/>
    </style:style>
    <style:style style:name="co7" style:family="table-column">
      <style:table-column-properties fo:break-before="auto" style:column-width="1.4673in"/>
    </style:style>
    <style:style style:name="co8" style:family="table-column">
      <style:table-column-properties fo:break-before="auto" style:column-width="2.2319in"/>
    </style:style>
    <style:style style:name="co9" style:family="table-column">
      <style:table-column-properties fo:break-before="auto" style:column-width="1.0528in"/>
    </style:style>
    <style:style style:name="co10" style:family="table-column">
      <style:table-column-properties fo:break-before="auto" style:column-width="7.8173in"/>
    </style:style>
    <style:style style:name="co11" style:family="table-column">
      <style:table-column-properties fo:break-before="auto" style:column-width="0.7189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2.5618in"/>
    </style:style>
    <style:style style:name="co14" style:family="table-column">
      <style:table-column-properties fo:break-before="auto" style:column-width="1.0201in"/>
    </style:style>
    <style:style style:name="co15" style:family="table-column">
      <style:table-column-properties fo:break-before="auto" style:column-width="1.1102in"/>
    </style:style>
    <style:style style:name="co16" style:family="table-column">
      <style:table-column-properties fo:break-before="auto" style:column-width="6.6098in"/>
    </style:style>
    <style:style style:name="co17" style:family="table-column">
      <style:table-column-properties fo:break-before="auto" style:column-width="1.2335in"/>
    </style:style>
    <style:style style:name="co18" style:family="table-column">
      <style:table-column-properties fo:break-before="auto" style:column-width="1.7693in"/>
    </style:style>
    <style:style style:name="co19" style:family="table-column">
      <style:table-column-properties fo:break-before="auto" style:column-width="1.5091in"/>
    </style:style>
    <style:style style:name="co20" style:family="table-column">
      <style:table-column-properties fo:break-before="auto" style:column-width="1.4547in"/>
    </style:style>
    <style:style style:name="co21" style:family="table-column">
      <style:table-column-properties fo:break-before="auto" style:column-width="0.9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043in" fo:break-before="auto" style:use-optimal-row-height="false"/>
    </style:style>
    <style:style style:name="ro6" style:family="table-row">
      <style:table-row-properties style:row-height="0.4898in" fo:break-before="auto" style:use-optimal-row-height="true"/>
    </style:style>
    <style:style style:name="ro7" style:family="table-row">
      <style:table-row-properties style:row-height="0.3335in" fo:break-before="auto" style:use-optimal-row-height="true"/>
    </style:style>
    <style:style style:name="ro8" style:family="table-row">
      <style:table-row-properties style:row-height="0.3201in" fo:break-before="auto" style:use-optimal-row-height="true"/>
    </style:style>
    <style:style style:name="ro9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008000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Cumberland A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Cumberland AMT" fo:font-size="8pt" fo:font-style="normal" fo:text-shadow="none" style:text-underline-style="none" fo:font-weight="normal" style:font-name-asian="Cumberland AMT" style:font-size-asian="8pt" style:font-style-asian="normal" style:font-weight-asian="normal" style:font-name-complex="Cumberland AMT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ucida Sans1" fo:font-size="8pt" fo:font-style="normal" fo:text-shadow="none" style:text-underline-style="none" fo:font-weight="bold" style:font-name-asian="Lucida Sans1" style:font-size-asian="8pt" style:font-style-asian="normal" style:font-weight-asian="bold" style:font-name-complex="Lucida Sans1" style:font-size-complex="8pt" style:font-style-complex="normal" style:font-weight-complex="bold" style:text-emphasize="none" style:text-overline-style="none" style:text-overline-color="font-color"/>
    </style:style>
  </office:automatic-styles>
  <office:body>
    <office:spreadsheet>
      <table:table table:name="week number O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Cloning</text:p>
          </table:table-cell>
          <table:table-cell table:number-columns-repeated="2"/>
          <table:table-cell office:value-type="string">
            <text:p>free time/left overnight</text:p>
          </table:table-cell>
          <table:table-cell/>
        </table:table-row>
        <table:table-row table:style-name="ro1">
          <table:table-cell/>
          <table:table-cell office:value-type="string">
            <text:p>PCR</text:p>
          </table:table-cell>
          <table:table-cell office:value-type="string">
            <text:p>3 hrs (total)</text:p>
          </table:table-cell>
          <table:table-cell office:value-type="string">
            <text:p>yes/yes</text:p>
          </table:table-cell>
          <table:table-cell office:value-type="string">
            <text:p>Monday set up</text:p>
          </table:table-cell>
        </table:table-row>
        <table:table-row table:style-name="ro1">
          <table:table-cell/>
          <table:table-cell office:value-type="string">
            <text:p>gel</text:p>
          </table:table-cell>
          <table:table-cell office:value-type="string">
            <text:p>2 hrs</text:p>
          </table:table-cell>
          <table:table-cell office:value-type="string">
            <text:p>yes/no</text:p>
          </table:table-cell>
          <table:table-cell office:value-type="string">
            <text:p>tuesday/wednesday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Run 50 ul rea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dify tissue choic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dify PCR condi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Gel/PCR cleanup</text:p>
          </table:table-cell>
          <table:table-cell/>
          <table:table-cell office:value-type="string">
            <text:p>20 minutes</text:p>
          </table:table-cell>
          <table:table-cell office:value-type="string">
            <text:p>no</text:p>
          </table:table-cell>
          <table:table-cell office:value-type="string">
            <text:p>thursday</text:p>
          </table:table-cell>
        </table:table-row>
        <table:table-row table:style-name="ro2">
          <table:table-cell office:value-type="string">
            <text:p>gets rid of taq, dNTPs et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Restriction Digests</text:p>
          </table:table-cell>
          <table:table-cell/>
          <table:table-cell office:value-type="string">
            <text:p>2hours</text:p>
          </table:table-cell>
          <table:table-cell office:value-type="string">
            <text:p>yes/no</text:p>
          </table:table-cell>
          <table:table-cell office:value-type="string">
            <text:p>thursday</text:p>
          </table:table-cell>
        </table:table-row>
        <table:table-row table:style-name="ro1">
          <table:table-cell office:value-type="string">
            <text:p>gene</text:p>
          </table:table-cell>
          <table:table-cell office:value-type="string">
            <text:p>enzyme</text:p>
          </table:table-cell>
          <table:table-cell table:number-columns-repeated="3"/>
        </table:table-row>
        <table:table-row table:style-name="ro3">
          <table:table-cell office:value-type="string">
            <text:p>Gata2</text:p>
          </table:table-cell>
          <table:table-cell table:style-name="ce2" office:value-type="string">
            <text:p>EcoRI</text:p>
          </table:table-cell>
          <table:table-cell table:number-columns-repeated="3"/>
        </table:table-row>
        <table:table-row table:style-name="ro3">
          <table:table-cell office:value-type="string">
            <text:p>Mash1</text:p>
          </table:table-cell>
          <table:table-cell table:style-name="ce2" office:value-type="string">
            <text:p>EcoRI</text:p>
          </table:table-cell>
          <table:table-cell table:number-columns-repeated="3"/>
        </table:table-row>
        <table:table-row table:style-name="ro3">
          <table:table-cell office:value-type="string">
            <text:p>Foxa2</text:p>
          </table:table-cell>
          <table:table-cell table:style-name="ce2" office:value-type="string">
            <text:p>EcoRI</text:p>
          </table:table-cell>
          <table:table-cell table:number-columns-repeated="3"/>
        </table:table-row>
        <table:table-row table:style-name="ro3">
          <table:table-cell office:value-type="string">
            <text:p>GFP – G</text:p>
          </table:table-cell>
          <table:table-cell table:style-name="ce2" office:value-type="string">
            <text:p>EcoRI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Gel/PCR cleanup</text:p>
          </table:table-cell>
          <table:table-cell/>
          <table:table-cell office:value-type="string">
            <text:p>20 minutes</text:p>
          </table:table-cell>
          <table:table-cell office:value-type="string">
            <text:p>no</text:p>
          </table:table-cell>
          <table:table-cell office:value-type="string">
            <text:p>Thursday</text:p>
          </table:table-cell>
        </table:table-row>
        <table:table-row table:style-name="ro1">
          <table:table-cell office:value-type="string">
            <text:p>gets rid of restriction digest nonsen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removing phosphate groups from cut vector</text:p>
          </table:table-cell>
          <table:table-cell table:number-columns-repeated="3"/>
          <table:table-cell office:value-type="string">
            <text:p>Thursday/Friday (depending on restriction digests)</text:p>
          </table:table-cell>
        </table:table-row>
        <table:table-row table:style-name="ro1">
          <table:table-cell office:value-type="string">
            <text:p>prevents self-ligation</text:p>
          </table:table-cell>
          <table:table-cell/>
          <table:table-cell office:value-type="string">
            <text:p>~2 hours?</text:p>
          </table:table-cell>
          <table:table-cell table:number-columns-repeated="2"/>
        </table:table-row>
        <table:table-row table:style-name="ro1">
          <table:table-cell office:value-type="string">
            <text:p>&amp; avoids recirculation</text:p>
          </table:table-cell>
          <table:table-cell/>
          <table:table-cell office:value-type="string">
            <text:p>JOHN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ligation</text:p>
          </table:table-cell>
          <table:table-cell table:number-columns-repeated="3"/>
          <table:table-cell office:value-type="string">
            <text:p>Friday/weekend depending on prior activitie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transformation</text:p>
          </table:table-cell>
          <table:table-cell table:number-columns-repeated="2"/>
          <table:table-cell office:value-type="string">
            <text:p>weekend/SUNDAY MAYBE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eneral info" table:style-name="ta1"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3">
          <table:table-cell office:value-type="string">
            <text:p>GENE</text:p>
          </table:table-cell>
          <table:table-cell office:value-type="string">
            <text:p>full title</text:p>
          </table:table-cell>
          <table:table-cell office:value-type="string">
            <text:p>official symbol</text:p>
          </table:table-cell>
          <table:table-cell office:value-type="string">
            <text:p>reference sequence</text:p>
          </table:table-cell>
          <table:table-cell office:value-type="string">
            <text:p>gene ID</text:p>
          </table:table-cell>
          <table:table-cell office:value-type="string">
            <text:p>length</text:p>
          </table:table-cell>
          <table:table-cell office:value-type="string">
            <text:p>CDS</text:p>
          </table:table-cell>
          <table:table-cell office:value-type="string">
            <text:p>length of coding region</text:p>
          </table:table-cell>
          <table:table-cell office:value-type="string">
            <text:p>melting temp</text:p>
          </table:table-cell>
          <table:table-cell office:value-type="string">
            <text:p>for protein ID</text:p>
          </table:table-cell>
          <table:table-cell office:value-type="string">
            <text:p>STS</text:p>
          </table:table-cell>
          <table:table-cell office:value-type="string">
            <text:p>ncbi page url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office:value-type="string">
            <text:p>Foxa2</text:p>
          </table:table-cell>
          <table:table-cell table:number-columns-repeated="2"/>
          <table:table-cell office:value-type="string">
            <text:p>NM_01274</text:p>
          </table:table-cell>
          <table:table-cell office:value-type="string">
            <text:p>25099</text:p>
          </table:table-cell>
          <table:table-cell office:value-type="float" office:value="2218">
            <text:p>2218</text:p>
          </table:table-cell>
          <table:table-cell office:value-type="string">
            <text:p>190..1566</text:p>
          </table:table-cell>
          <table:table-cell table:formula="of:=1566-190" office:value-type="float" office:value="1376">
            <text:p>1376</text:p>
          </table:table-cell>
          <table:table-cell office:value-type="float" office:value="62">
            <text:p>62</text:p>
          </table:table-cell>
          <table:table-cell office:value-type="string">
            <text:p>NP_036875.1</text:p>
          </table:table-cell>
          <table:table-cell/>
          <table:table-cell office:value-type="string">
            <text:p>https://www.ncbi.nlm.nih.gov/nuccore/NM_012743.1</text:p>
          </table:table-cell>
        </table:table-row>
        <table:table-row table:style-name="ro1">
          <table:table-cell table:number-columns-repeated="3"/>
          <table:table-cell office:value-type="string">
            <text:p>XM_346676</text:p>
          </table:table-cell>
          <table:table-cell table:number-columns-repeated="8"/>
        </table:table-row>
        <table:table-row table:style-name="ro3">
          <table:table-cell office:value-type="string">
            <text:p>Mash1</text:p>
          </table:table-cell>
          <table:table-cell office:value-type="string">
            <text:p>Ascl1 achaete-scute complex homolog 1</text:p>
          </table:table-cell>
          <table:table-cell office:value-type="string">
            <text:p>Ascl1</text:p>
          </table:table-cell>
          <table:table-cell office:value-type="string">
            <text:p>NM_022384.1 </text:p>
          </table:table-cell>
          <table:table-cell office:value-type="string">
            <text:p>64186</text:p>
          </table:table-cell>
          <table:table-cell office:value-type="float" office:value="1656">
            <text:p>1656</text:p>
          </table:table-cell>
          <table:table-cell office:value-type="string">
            <text:p>741..1442</text:p>
          </table:table-cell>
          <table:table-cell table:formula="of:=1442-741" office:value-type="float" office:value="701">
            <text:p>701</text:p>
          </table:table-cell>
          <table:table-cell office:value-type="float" office:value="60">
            <text:p>60</text:p>
          </table:table-cell>
          <table:table-cell office:value-type="string">
            <text:p>NP_071779.1</text:p>
          </table:table-cell>
          <table:table-cell/>
          <table:table-cell office:value-type="string">
            <text:p>https://www.ncbi.nlm.nih.gov/nuccore/NM_022384.1</text:p>
          </table:table-cell>
        </table:table-row>
        <table:table-row table:style-name="ro1">
          <table:table-cell table:number-columns-repeated="3"/>
          <table:table-cell office:value-type="string">
            <text:p>XM_346792</text:p>
          </table:table-cell>
          <table:table-cell table:number-columns-repeated="8"/>
        </table:table-row>
        <table:table-row table:style-name="ro3">
          <table:table-cell office:value-type="string">
            <text:p>Gata2</text:p>
          </table:table-cell>
          <table:table-cell office:value-type="string">
            <text:p>GATA binding protein 2</text:p>
          </table:table-cell>
          <table:table-cell office:value-type="string">
            <text:p>Gata2</text:p>
          </table:table-cell>
          <table:table-cell office:value-type="string">
            <text:p>NM_033442.1</text:p>
          </table:table-cell>
          <table:table-cell office:value-type="string">
            <text:p>25159</text:p>
          </table:table-cell>
          <table:table-cell office:value-type="float" office:value="3411">
            <text:p>3411</text:p>
          </table:table-cell>
          <table:table-cell office:value-type="string">
            <text:p>444..1886</text:p>
          </table:table-cell>
          <table:table-cell table:formula="of:=1886-444" office:value-type="float" office:value="1442">
            <text:p>1442</text:p>
          </table:table-cell>
          <table:table-cell office:value-type="float" office:value="61.98">
            <text:p>61.98</text:p>
          </table:table-cell>
          <table:table-cell office:value-type="string">
            <text:p>NP_254277.1</text:p>
          </table:table-cell>
          <table:table-cell/>
          <table:table-cell office:value-type="string">
            <text:p>https://www.ncbi.nlm.nih.gov/nuccore/NM_033442.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ubulin</text:p>
          </table:table-cell>
          <table:table-cell table:number-columns-repeated="5"/>
          <table:table-cell office:value-type="float" office:value="59">
            <text:p>59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4">
          <table:table-cell/>
          <table:table-cell office:value-type="string">
            <text:p>all primers can be cut with EcoRI as the restriction enzyme</text:p>
          </table:table-cell>
          <table:table-cell table:number-columns-repeated="10"/>
        </table:table-row>
        <table:table-row table:style-name="ro1" table:number-rows-repeated="104856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ata2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4">
          <table:table-cell office:value-type="string">
            <text:p><text:s text:c="2"/>atggagg tggcgcctga gcagcctcgc tggatggcgc</text:p>
          </table:table-cell>
          <table:table-cell table:number-columns-repeated="4"/>
          <table:table-cell office:value-type="string">
            <text:p>melting °C</text:p>
          </table:table-cell>
        </table:table-row>
        <table:table-row table:style-name="ro4">
          <table:table-cell office:value-type="string">
            <text:p><text:s text:c="6"/>481 accccgccgt attgaatgcg cagcaccccg actcgcacca tccgggcctg gcacacaact</text:p>
          </table:table-cell>
          <table:table-cell table:number-columns-repeated="5"/>
        </table:table-row>
        <table:table-row table:style-name="ro4">
          <table:table-cell office:value-type="string">
            <text:p><text:s text:c="6"/>541 acatggagcc ggcacagctg ctgcctccgg acgaggtgga tgtcttcttc aaccacctcg</text:p>
          </table:table-cell>
          <table:table-cell table:number-columns-repeated="5"/>
        </table:table-row>
        <table:table-row table:style-name="ro4">
          <table:table-cell office:value-type="string">
            <text:p><text:s text:c="6"/>601 actcgcaggg caacccctac tacgccaacc cagcccacgc gcgcgcgcgc gtttcctaca</text:p>
          </table:table-cell>
          <table:table-cell office:value-type="string">
            <text:p>fwd </text:p>
          </table:table-cell>
          <table:table-cell office:value-type="string">
            <text:p>CGCAAGAATTC</text:p>
          </table:table-cell>
          <table:table-cell office:value-type="string">
            <text:p>atggagg tggcgcctg</text:p>
          </table:table-cell>
          <table:table-cell/>
          <table:table-cell office:value-type="float" office:value="61.8">
            <text:p>61.8</text:p>
          </table:table-cell>
        </table:table-row>
        <table:table-row table:style-name="ro4">
          <table:table-cell office:value-type="string">
            <text:p><text:s text:c="6"/>661 gtccagcgca tgcccgtctc acaggaggcc agatgtgccg accacacttg ttgcacagcc</text:p>
          </table:table-cell>
          <table:table-cell office:value-type="string">
            <text:p>rev</text:p>
          </table:table-cell>
          <table:table-cell/>
          <table:table-cell office:value-type="string">
            <text:p>catggt gactgccatg gg</text:p>
          </table:table-cell>
          <table:table-cell office:value-type="string">
            <text:p>GAATTCTTGCG</text:p>
          </table:table-cell>
          <table:table-cell office:value-type="float" office:value="62.17778">
            <text:p>62.17778</text:p>
          </table:table-cell>
        </table:table-row>
        <table:table-row table:style-name="ro4">
          <table:table-cell office:value-type="string">
            <text:p><text:s text:c="6"/>721 caggcttgcc atggctggac gggggcaaag cagctctctc tgccgctgct gcccatcacc</text:p>
          </table:table-cell>
          <table:table-cell table:number-columns-repeated="5"/>
        </table:table-row>
        <table:table-row table:style-name="ro4">
          <table:table-cell office:value-type="string">
            <text:p><text:s text:c="6"/>781 acagcccctg gaccgtcagc ccgttctcca agaccccgct gcacccctca gctgctggag</text:p>
          </table:table-cell>
          <table:table-cell table:number-columns-repeated="5"/>
        </table:table-row>
        <table:table-row table:style-name="ro5">
          <table:table-cell office:value-type="string">
            <text:p><text:s text:c="6"/>841 cacctggagg gcctctgtct gtgtacccag gggctgcggg tgggagcggt ggaggcagcg</text:p>
          </table:table-cell>
          <table:table-cell table:number-columns-repeated="2"/>
          <table:table-cell office:value-type="string">
            <text:p>5' - CGCAAGAATTCCCCATGGCAGTCACCATG - 3'</text:p>
          </table:table-cell>
          <table:table-cell/>
          <table:table-cell table:formula="of:=AVERAGE([.F4];[.F5])" office:value-type="float" office:value="61.98889">
            <text:p>61.98889</text:p>
          </table:table-cell>
        </table:table-row>
        <table:table-row table:style-name="ro4">
          <table:table-cell office:value-type="string">
            <text:p><text:s text:c="6"/>901 ggagctccgt agcctccctc acccccactg cagcccactc aggctcccat ctcttcggct</text:p>
          </table:table-cell>
          <table:table-cell table:number-columns-repeated="5"/>
        </table:table-row>
        <table:table-row table:style-name="ro4">
          <table:table-cell office:value-type="string">
            <text:p><text:s text:c="6"/>961 tcccacccac gccacccaaa gaagtgtctc cagaccccag caccacagga gctgcttccc</text:p>
          </table:table-cell>
          <table:table-cell table:number-columns-repeated="5"/>
        </table:table-row>
        <table:table-row table:style-name="ro4">
          <table:table-cell office:value-type="string">
            <text:p><text:s text:c="5"/>1021 cagcctcacc ttcagcaggg ggtagtgtag cccggggtga ggacaaggat ggcgtcaagt</text:p>
          </table:table-cell>
          <table:table-cell table:number-columns-repeated="5"/>
        </table:table-row>
        <table:table-row table:style-name="ro4">
          <table:table-cell office:value-type="string">
            <text:p><text:s text:c="5"/>1081 atcaagtgtc actgtctgag agcatgaaga tggaaggtgg cagtcccctg cgcccgggcc</text:p>
          </table:table-cell>
          <table:table-cell table:number-columns-repeated="5"/>
        </table:table-row>
        <table:table-row table:style-name="ro4">
          <table:table-cell office:value-type="string">
            <text:p><text:s text:c="5"/>1141 tagctcccat gggcacccag cctgcaacac accacccaat acccacctat ccctcctatg</text:p>
          </table:table-cell>
          <table:table-cell table:number-columns-repeated="2"/>
          <table:table-cell table:style-name="ce3" office:value-type="string">
            <text:p>atggaggtggcgcctgagcagc</text:p>
          </table:table-cell>
          <table:table-cell table:number-columns-repeated="2"/>
        </table:table-row>
        <table:table-row table:style-name="ro4">
          <table:table-cell office:value-type="string">
            <text:p><text:s text:c="5"/>1201 tgcctgcctc agctcatgaa tatggcagcg ggctcttcca tcccggaggc ttcctgggtg</text:p>
          </table:table-cell>
          <table:table-cell table:number-columns-repeated="5"/>
        </table:table-row>
        <table:table-row table:style-name="ro4">
          <table:table-cell office:value-type="string">
            <text:p><text:s text:c="5"/>1261 gcccagcctc cagcttcacc cctaagcagc gaagcaaggc tcgctcctgc tcagaaggcc</text:p>
          </table:table-cell>
          <table:table-cell table:number-columns-repeated="5"/>
        </table:table-row>
        <table:table-row table:style-name="ro4">
          <table:table-cell office:value-type="string">
            <text:p><text:s text:c="5"/>1321 gggagtgtgt caactgcggg gccacagcca cccctctctg gcgacgggat ggcacgggcc</text:p>
          </table:table-cell>
          <table:table-cell/>
          <table:table-cell office:value-type="string">
            <text:p>restriction enzyme</text:p>
          </table:table-cell>
          <table:table-cell office:value-type="string">
            <text:p>ecor1</text:p>
          </table:table-cell>
          <table:table-cell table:number-columns-repeated="2"/>
        </table:table-row>
        <table:table-row table:style-name="ro4">
          <table:table-cell office:value-type="string">
            <text:p><text:s text:c="5"/>1381 actacctgtg caatgcctgt gggctctacc acaagatgaa tggacagaat cggccgctca</text:p>
          </table:table-cell>
          <table:table-cell table:number-columns-repeated="5"/>
        </table:table-row>
        <table:table-row table:style-name="ro4">
          <table:table-cell office:value-type="string">
            <text:p><text:s text:c="5"/>1441 tcaagcccaa gaggagactg tctgctgcca ggagagcggg cacctgttgt gcaaattgtc</text:p>
          </table:table-cell>
          <table:table-cell table:number-columns-repeated="5"/>
        </table:table-row>
        <table:table-row table:style-name="ro4">
          <table:table-cell office:value-type="string">
            <text:p><text:s text:c="5"/>1501 agacgacaac caccacctta tggcgccgga acgccaacgg ggaccctgtg tgcaacgcct</text:p>
          </table:table-cell>
          <table:table-cell table:number-columns-repeated="5"/>
        </table:table-row>
        <table:table-row table:style-name="ro4">
          <table:table-cell office:value-type="string">
            <text:p><text:s text:c="5"/>1561 gtggcctcta ctacaagctg cacaatgtta acaggccact gaccatgaag aaggaaggga</text:p>
          </table:table-cell>
          <table:table-cell table:number-columns-repeated="5"/>
        </table:table-row>
        <table:table-row table:style-name="ro4">
          <table:table-cell office:value-type="string">
            <text:p><text:s text:c="5"/>1621 tccagacccg gaatcggaag atgtccagca aatccaagaa gagcaagaaa ggagccgaat</text:p>
          </table:table-cell>
          <table:table-cell table:number-columns-repeated="5"/>
        </table:table-row>
        <table:table-row table:style-name="ro4">
          <table:table-cell office:value-type="string">
            <text:p><text:s text:c="5"/>1681 gctttgagga gctatccaag tgcatgcagg agaagtcatc ccccttcagt gcggctgccc</text:p>
          </table:table-cell>
          <table:table-cell table:number-columns-repeated="5"/>
        </table:table-row>
        <table:table-row table:style-name="ro4">
          <table:table-cell office:value-type="string">
            <text:p><text:s text:c="5"/>1741 tggctggaca catggcacct gtgggacacc tcccaccttt tagtcactct ggacacatcc</text:p>
          </table:table-cell>
          <table:table-cell table:number-columns-repeated="5"/>
        </table:table-row>
        <table:table-row table:style-name="ro4">
          <table:table-cell office:value-type="string">
            <text:p><text:s text:c="5"/>1801 tacctacgcc aacgcctatc cacccctcct ccagtctctc ctttggtcac ccccacccgt</text:p>
          </table:table-cell>
          <table:table-cell table:number-columns-repeated="5"/>
        </table:table-row>
        <table:table-row table:style-name="ro4">
          <table:table-cell office:value-type="string">
            <text:p><text:s text:c="5"/>1861 ccagcatggt gactgccatg ggctag</text:p>
          </table:table-cell>
          <table:table-cell table:number-columns-repeated="5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xa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018" table:default-cell-style-name="Default"/>
        <table:table-row table:style-name="ro4">
          <table:table-cell table:style-name="ce4" office:value-type="string">
            <text:p><text:s/><text:span text:style-name="T1">a tg</text:span>ctgggagc cgtgaagatg gaagggcacg agccatccga ctggagcagc</text:p>
          </table:table-cell>
          <table:table-cell table:number-columns-repeated="4"/>
          <table:table-cell office:value-type="string">
            <text:p>melting °C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<text:s text:c="6"/>241 tactacgcgg agcctgaggg ctactcttcc gtgagcaaca tgaacgccag cctggggatg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6"/>301 aatggcatga acacttacat gagcatgtcc gcggctgcaa tgggcagtgg ttccggcaac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6"/>361 atgagcgcag gctccatgaa catgtcatcc tatgtgggcg ctggaatgag cccgtcgctg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6"/>421 gctggcatgt ccccgggcgc gggcgccatg gcgggcatga gcggctcagc tggggcggcc</text:p>
          </table:table-cell>
          <table:table-cell office:value-type="string">
            <text:p>190..1566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<text:s text:c="6"/>481 ggcgtggcgg gcatgggacc gcacctgagt ccgagtctga gcccactcgg gggacaggcg</text:p>
          </table:table-cell>
          <table:table-cell/>
          <table:table-cell office:value-type="string">
            <text:p>CGCAAGAATTC</text:p>
          </table:table-cell>
          <table:table-cell office:value-type="string">
            <text:p>a tgctgggagc cgtgaag</text:p>
          </table:table-cell>
          <table:table-cell/>
          <table:table-cell office:value-type="string">
            <text:p>62.17778 °C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<text:s text:c="6"/>541 gccggggcta tgggtggcct tgctccctac gccaatatga actccatgag tcctatgtac</text:p>
          </table:table-cell>
          <table:table-cell office:value-type="string">
            <text:p>fwd</text:p>
          </table:table-cell>
          <table:table-cell/>
          <table:table-cell office:value-type="string">
            <text:p>caggcctat tatgaactcgtcc</text:p>
          </table:table-cell>
          <table:table-cell office:value-type="string">
            <text:p>GAATTCTTGCG</text:p>
          </table:table-cell>
          <table:table-cell office:value-type="string">
            <text:p>62.67273 °C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<text:s text:c="6"/>601 gggcaggcgg gcctgagccg cgctcgggac cccaagacgt accggcgcag ctacactcac</text:p>
          </table:table-cell>
          <table:table-cell office:value-type="string">
            <text:p>rev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<text:s text:c="6"/>661 gccaagcctc cctactcgta catctcgctc atcaccatgg ccatccagca gagccccaac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6"/>721 aagatgctga cgctgagcga gatctatcag tggatcatgg acctcttccc tttctaccgg</text:p>
          </table:table-cell>
          <table:table-cell table:number-columns-repeated="2"/>
          <table:table-cell office:value-type="string">
            <text:p>5' - CGCAAGAATTCCCCATGGCAGTCACCATG - 3'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<text:s text:c="6"/>781 cagaaccagc agcgctggca gaactccatc cgtcattctc tctccttcaa cgactttctc</text:p>
          </table:table-cell>
          <table:table-cell table:style-name="ce7"/>
          <table:table-cell table:number-columns-repeated="1022"/>
        </table:table-row>
        <table:table-row table:style-name="ro4">
          <table:table-cell table:style-name="ce4" office:value-type="string">
            <text:p><text:s text:c="6"/>841 aaggtgcccc gcgcgccaga caagcctggc aagggctcct tctggaccct gcaccctgac</text:p>
          </table:table-cell>
          <table:table-cell table:style-name="ce7"/>
          <table:table-cell table:number-columns-repeated="1022"/>
        </table:table-row>
        <table:table-row table:style-name="ro4">
          <table:table-cell table:style-name="ce4" office:value-type="string">
            <text:p><text:s text:c="6"/>901 tctggcaaca tgttcgagaa cggttgctac ctgcgccgcc agaagcgctt caagtgtgag</text:p>
          </table:table-cell>
          <table:table-cell table:style-name="ce7"/>
          <table:table-cell office:value-type="string">
            <text:p>restriction enzyme</text:p>
          </table:table-cell>
          <table:table-cell office:value-type="string">
            <text:p>ecori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<text:s text:c="6"/>961 aacgaactgg cgttgaagga agcagcgggt gcgggcagtg gcggaggcaa gaagaccgct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021 cctgggacac aggcttctca ggttcagctc ggggaggccg caggctcggc ctctgagact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081 ccggcgggca ccgagtcccc ccattccagc gcttctccgt gtcaggagca caagcgaggt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141 ggcctgagcg agctgaaggg aacacctgcc tctgcgctga gtcctccgga gccggcgccc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201 tcgcctgggc agcagcagca ggctgcagcc cacctgctgg gcccacctca ccatcctggc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261 ctgccaccag aggcccacct gaagcccgag caccattacg ccttcaacca ccccttctct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321 atcaacaacc tcatgtcctc cgagcagcaa catcatcaca gccaccacca ccatcagccc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381 cacaaaatgg acctcaagac ctacgaacag gtcatgcact accctggggg ctacggttcc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441 cccatgccag gcagcttggc catgggccca gtcacgaaca aagccggcct ggatgcctcg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501 cccctggctg cagacacttc ctactaccag ggagtgtact ccaggcctat tatgaactcg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5"/>1561 tcc<text:span text:style-name="T1">gga 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ggagtgtact ccaggcctat tatgaactcg<text:span text:style-name="T2">tcc</text:span><text:span text:style-name="T3">gga 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<text:span text:style-name="T2"><text:s/></text:span><text:span text:style-name="T2">ccaggcctat tatgaactcgtcc</text:span><text:span text:style-name="T3">gga</text:span>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h1" table:style-name="ta1"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row table:style-name="ro3">
          <table:table-cell table:style-name="ce4" office:value-type="string">
            <text:p><text:s/><text:span text:style-name="T1">atg</text:span>gagagct ctggcaagat ggagagcgga gccggccagc</text:p>
          </table:table-cell>
          <table:table-cell table:number-columns-repeated="4"/>
          <table:table-cell office:value-type="string">
            <text:p>melting °C</text:p>
          </table:table-cell>
        </table:table-row>
        <table:table-row table:style-name="ro3">
          <table:table-cell table:style-name="ce4" office:value-type="string">
            <text:p><text:s text:c="6"/>781 agccgcagcc tccgcagccc ttcctgccgc ctgcagcctg cttctttgcg accgcggcgg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6"/>841 ccgcggcggc ggcggcggcg gcagcggcag ctcagagcgc gcagcagcaa cagcagcagc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6"/>901 aggcgccgca gcagcaggcg ccgcagctga gcccggtggc ggacggccag ccctcagggg</text:p>
          </table:table-cell>
          <table:table-cell office:value-type="string">
            <text:p>fwd</text:p>
          </table:table-cell>
          <table:table-cell office:value-type="string">
            <text:p>CGCAAGAATTC</text:p>
          </table:table-cell>
          <table:table-cell office:value-type="string">
            <text:p>atggagagct ctggcaag</text:p>
          </table:table-cell>
          <table:table-cell/>
          <table:table-cell office:value-type="float" office:value="59.9">
            <text:p>59.9</text:p>
          </table:table-cell>
        </table:table-row>
        <table:table-row table:style-name="ro3">
          <table:table-cell table:style-name="ce4" office:value-type="string">
            <text:p><text:s text:c="6"/>961 gcggtcacaa gtcagcggcc aagcaggtca agcgccagcg ctcgtcctct cccgaactga</text:p>
          </table:table-cell>
          <table:table-cell office:value-type="string">
            <text:p>rev</text:p>
          </table:table-cell>
          <table:table-cell/>
          <table:table-cell office:value-type="string">
            <text:p>ct ggactttacc aactggttc</text:p>
          </table:table-cell>
          <table:table-cell office:value-type="string">
            <text:p>GAATTCTTGCG</text:p>
          </table:table-cell>
          <table:table-cell office:value-type="float" office:value="60.61429">
            <text:p>60.61429</text:p>
          </table:table-cell>
        </table:table-row>
        <table:table-row table:style-name="ro3">
          <table:table-cell table:style-name="ce4" office:value-type="string">
            <text:p><text:s text:c="5"/>1021 tgcgctgcaa acgccggctc aacttcagtg gcttcggcta cagccttcca cagcagcagc</text:p>
          </table:table-cell>
          <table:table-cell table:number-columns-repeated="5"/>
        </table:table-row>
        <table:table-row table:style-name="ro6">
          <table:table-cell table:style-name="ce4" office:value-type="string">
            <text:p><text:s text:c="5"/>1081 cggcagccgt ggcgcgccgc aacgagcgcg agcgcaaccg ggtcaagttg gttaacctgg</text:p>
          </table:table-cell>
          <table:table-cell table:number-columns-repeated="2"/>
          <table:table-cell table:style-name="ce7" office:value-type="string">
            <text:p><text:s/>5' - CGCAAGAATTCGAACCAGTTGGTAAAGTCCAG – 3'</text:p>
          </table:table-cell>
          <table:table-cell table:number-columns-repeated="2"/>
        </table:table-row>
        <table:table-row table:style-name="ro3">
          <table:table-cell table:style-name="ce4" office:value-type="string">
            <text:p><text:s text:c="5"/>1141 gctttgccac cctccgggag catgtcccca acggcgctgc caacaagaag atgagcaagg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5"/>1201 tggagacgct gcgttcggcg gtcgaataca tccgcgcgct gcagcagctg ctggacgagc</text:p>
          </table:table-cell>
          <table:table-cell table:number-columns-repeated="5"/>
        </table:table-row>
        <table:table-row table:style-name="ro4">
          <table:table-cell table:style-name="ce4" office:value-type="string">
            <text:p><text:s text:c="5"/>1261 acgatgcggt gagcgctgcc ttccaggcgg gcgtcctgtc gcccaccatc tcccccaact</text:p>
          </table:table-cell>
          <table:table-cell/>
          <table:table-cell office:value-type="string">
            <text:p>restriction enzyme</text:p>
          </table:table-cell>
          <table:table-cell office:value-type="string">
            <text:p>ecori</text:p>
          </table:table-cell>
          <table:table-cell table:number-columns-repeated="2"/>
        </table:table-row>
        <table:table-row table:style-name="ro3">
          <table:table-cell table:style-name="ce4" office:value-type="string">
            <text:p><text:s text:c="5"/>1321 actccaacga cttgaactct atggcgggtt ctccggtttc gtcctactcc tccgacgagg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5"/>1381 gatcctacga cccccttagt ccagaggaac aagagctgct ggactttacc aactggttc<text:span text:style-name="T1">t</text:span>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5"/>1441 <text:span text:style-name="T1">ga</text:span>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issue expression" table:style-name="ta1">
        <table:table-column table:style-name="co20" table:default-cell-style-name="ce8"/>
        <table:table-column table:style-name="co21" table:default-cell-style-name="ce8"/>
        <table:table-column table:style-name="co3" table:number-columns-repeated="7" table:default-cell-style-name="Default"/>
        <table:table-row table:style-name="ro3">
          <table:table-cell table:style-name="Default" office:value-type="string">
            <text:p>Rattus norvegicus</text:p>
          </table:table-cell>
          <table:table-cell table:style-name="Default"/>
          <table:table-cell office:value-type="string">
            <text:p>Rattus norvegicus</text:p>
          </table:table-cell>
          <table:table-cell/>
          <table:table-cell office:value-type="string">
            <text:p>Rattus norvegicus</text:p>
          </table:table-cell>
          <table:table-cell/>
          <table:table-cell office:value-type="string">
            <text:p>Mus musculu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ata2</text:p>
          </table:table-cell>
          <table:table-cell table:style-name="ce1"/>
          <table:table-cell table:style-name="ce1" office:value-type="string">
            <text:p>Foxa2</text:p>
          </table:table-cell>
          <table:table-cell table:style-name="ce1"/>
          <table:table-cell table:style-name="ce1" office:value-type="string">
            <text:p>Mash1/Ascl1</text:p>
          </table:table-cell>
          <table:table-cell table:style-name="ce1"/>
          <table:table-cell table:style-name="ce1" office:value-type="string">
            <text:p>Mash1/Ascl1</text:p>
          </table:table-cell>
          <table:table-cell/>
          <table:table-cell table:style-name="ce1"/>
        </table:table-row>
        <table:table-row table:style-name="ro7">
          <table:table-cell office:value-type="string">
            <text:p>adrenal gland</text:p>
          </table:table-cell>
          <table:table-cell office:value-type="float" office:value="297">
            <text:p>297</text:p>
          </table:table-cell>
          <table:table-cell table:style-name="ce9" office:value-type="string">
            <text:p>connective tissue</text:p>
          </table:table-cell>
          <table:table-cell table:style-name="ce8" office:value-type="float" office:value="35">
            <text:p>35</text:p>
          </table:table-cell>
          <table:table-cell table:style-name="ce8" office:value-type="string">
            <text:p>brain</text:p>
          </table:table-cell>
          <table:table-cell table:style-name="ce8" office:value-type="float" office:value="17">
            <text:p>17</text:p>
          </table:table-cell>
          <table:table-cell table:style-name="ce8" office:value-type="string">
            <text:p>brain</text:p>
          </table:table-cell>
          <table:table-cell table:style-name="ce8" office:value-type="float" office:value="37">
            <text:p>37</text:p>
          </table:table-cell>
          <table:table-cell/>
        </table:table-row>
        <table:table-row table:style-name="ro8">
          <table:table-cell office:value-type="string">
            <text:p>brain</text:p>
          </table:table-cell>
          <table:table-cell office:value-type="float" office:value="34">
            <text:p>34</text:p>
          </table:table-cell>
          <table:table-cell table:style-name="ce8" office:value-type="string">
            <text:p>liver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embryonic tissue</text:p>
          </table:table-cell>
          <table:table-cell table:style-name="ce8" office:value-type="float" office:value="201">
            <text:p>201</text:p>
          </table:table-cell>
          <table:table-cell table:style-name="ce8" office:value-type="string">
            <text:p>dorsal root ganglion</text:p>
          </table:table-cell>
          <table:table-cell table:style-name="ce8" office:value-type="float" office:value="247">
            <text:p>247</text:p>
          </table:table-cell>
          <table:table-cell/>
        </table:table-row>
        <table:table-row table:style-name="ro7">
          <table:table-cell table:style-name="ce9" office:value-type="string">
            <text:p>connective tissue</text:p>
          </table:table-cell>
          <table:table-cell office:value-type="float" office:value="105">
            <text:p>105</text:p>
          </table:table-cell>
          <table:table-cell table:style-name="ce9" office:value-type="string">
            <text:p>lung</text:p>
          </table:table-cell>
          <table:table-cell table:style-name="ce8" office:value-type="float" office:value="87">
            <text:p>87</text:p>
          </table:table-cell>
          <table:table-cell table:number-columns-repeated="2"/>
          <table:table-cell table:style-name="ce8" office:value-type="string">
            <text:p>embryonic tissue</text:p>
          </table:table-cell>
          <table:table-cell table:style-name="ce8" office:value-type="float" office:value="4">
            <text:p>4</text:p>
          </table:table-cell>
          <table:table-cell/>
        </table:table-row>
        <table:table-row table:style-name="ro9">
          <table:table-cell table:style-name="ce9" office:value-type="string">
            <text:p>embryonic tissue</text:p>
          </table:table-cell>
          <table:table-cell office:value-type="float" office:value="67">
            <text:p>67</text:p>
          </table:table-cell>
          <table:table-cell table:style-name="ce8" office:value-type="string">
            <text:p>pancreas</text:p>
          </table:table-cell>
          <table:table-cell table:style-name="ce8" office:value-type="float" office:value="59">
            <text:p>59</text:p>
          </table:table-cell>
          <table:table-cell table:number-columns-repeated="2"/>
          <table:table-cell table:style-name="ce9" office:value-type="string">
            <text:p>eye</text:p>
          </table:table-cell>
          <table:table-cell table:style-name="ce8" office:value-type="float" office:value="59">
            <text:p>59</text:p>
          </table:table-cell>
          <table:table-cell/>
        </table:table-row>
        <table:table-row table:style-name="ro3">
          <table:table-cell office:value-type="string">
            <text:p>heart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only during </text:p>
          </table:table-cell>
          <table:table-cell/>
          <table:table-cell table:style-name="ce8" office:value-type="string">
            <text:p>spinal cord</text:p>
          </table:table-cell>
          <table:table-cell table:style-name="ce8" office:value-type="float" office:value="80">
            <text:p>80</text:p>
          </table:table-cell>
          <table:table-cell/>
        </table:table-row>
        <table:table-row table:style-name="ro7">
          <table:table-cell table:style-name="ce9" office:value-type="string">
            <text:p>lung</text:p>
          </table:table-cell>
          <table:table-cell office:value-type="float" office:value="87">
            <text:p>87</text:p>
          </table:table-cell>
          <table:table-cell table:number-columns-repeated="2"/>
          <table:table-cell table:style-name="ce8" office:value-type="string">
            <text:p>metamorphosing embryo</text:p>
          </table:table-cell>
          <table:table-cell office:value-type="float" office:value="212">
            <text:p>212</text:p>
          </table:table-cell>
          <table:table-cell table:style-name="ce8" office:value-type="string">
            <text:p>sympathetic ganglion</text:p>
          </table:table-cell>
          <table:table-cell table:style-name="ce8" office:value-type="float" office:value="200">
            <text:p>200</text:p>
          </table:table-cell>
          <table:table-cell/>
        </table:table-row>
        <table:table-row table:style-name="ro3">
          <table:table-cell office:value-type="string">
            <text:p>ovary</text:p>
          </table:table-cell>
          <table:table-cell office:value-type="float" office:value="121">
            <text:p>121</text:p>
          </table:table-cell>
          <table:table-cell table:number-columns-repeated="4"/>
          <table:table-cell table:style-name="ce8" office:value-type="string">
            <text:p>thymus</text:p>
          </table:table-cell>
          <table:table-cell table:style-name="ce8" office:value-type="float" office:value="57">
            <text:p>57</text:p>
          </table:table-cell>
          <table:table-cell/>
        </table:table-row>
        <table:table-row table:style-name="ro3">
          <table:table-cell office:value-type="string">
            <text:p>placenta</text:p>
          </table:table-cell>
          <table:table-cell office:value-type="float" office:value="187">
            <text:p>187</text:p>
          </table:table-cell>
          <table:table-cell table:number-columns-repeated="7"/>
        </table:table-row>
        <table:table-row table:style-name="ro3">
          <table:table-cell office:value-type="string">
            <text:p>prostate</text:p>
          </table:table-cell>
          <table:table-cell office:value-type="float" office:value="326">
            <text:p>326</text:p>
          </table:table-cell>
          <table:table-cell table:number-columns-repeated="7"/>
        </table:table-row>
        <table:table-row table:style-name="ro3">
          <table:table-cell office:value-type="string">
            <text:p>spleen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 style:data-style-name="N2" text:time-value="0000-00-00T13:23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13:11:58</meta:creation-date>
    <dc:date>2013-09-27T14:57:49</dc:date>
    <meta:editing-duration>PT12H36M36S</meta:editing-duration>
    <meta:editing-cycles>33</meta:editing-cycles>
    <meta:generator>LibreOffice/4.0.2.2$Linux_X86_64 LibreOffice_project/400m0$Build-2</meta:generator>
    <meta:document-statistic meta:table-count="6" meta:cell-count="256" meta:object-count="0"/>
  </office:meta>
</office:document-meta>
</file>